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Condensed" svg:font-family="'DejaVu Sans Condensed'"/>
    <style:font-face style:name="roboto condensed" svg:font-family="'roboto condensed'"/>
    <style:font-face style:name="Georgia" svg:font-family="Georgia" style:font-family-generic="roman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List_20_Contents">
      <style:paragraph-properties fo:margin-left="0cm" fo:margin-right="0cm" fo:orphans="2" fo:widows="2" fo:text-indent="0cm" style:auto-text-indent="false"/>
      <style:text-properties fo:font-variant="normal" fo:text-transform="none" fo:color="#333333" style:font-name="roboto condensed" fo:font-size="10.5pt" fo:letter-spacing="normal" fo:font-style="normal" fo:font-weight="normal"/>
    </style:style>
    <style:style style:name="P2" style:family="paragraph" style:parent-style-name="List_20_Contents">
      <style:paragraph-properties fo:margin-left="0cm" fo:margin-right="0cm" fo:orphans="2" fo:widows="2" fo:text-indent="0cm" style:auto-text-indent="false"/>
    </style:style>
    <style:style style:name="P3" style:family="paragraph" style:parent-style-name="List_20_Heading">
      <style:paragraph-properties fo:margin-left="0cm" fo:margin-right="0cm" fo:orphans="2" fo:widows="2" fo:text-indent="0cm" style:auto-text-indent="false"/>
      <style:text-properties fo:font-variant="normal" fo:text-transform="none" fo:color="#333333" style:font-name="roboto condensed" fo:font-size="10.5pt" fo:letter-spacing="normal" fo:font-style="normal" fo:font-weight="bold"/>
    </style:style>
    <style:style style:name="P4" style:family="paragraph" style:parent-style-name="List_20_Heading">
      <style:paragraph-properties fo:margin-left="0cm" fo:margin-right="0cm" fo:orphans="2" fo:widows="2" fo:text-indent="0cm" style:auto-text-indent="false"/>
      <style:text-properties fo:font-variant="normal" fo:text-transform="none" fo:color="#333333" style:font-name="roboto condensed" fo:font-size="10.5pt" fo:letter-spacing="normal" fo:language="la" fo:country="VA" fo:font-style="normal" fo:font-weight="bold"/>
    </style:style>
    <style:style style:name="P5" style:family="paragraph" style:parent-style-name="List_20_Heading">
      <style:paragraph-properties fo:margin-left="0cm" fo:margin-right="0cm" fo:orphans="2" fo:widows="2" fo:text-indent="0cm" style:auto-text-indent="false"/>
      <style:text-properties fo:font-variant="normal" fo:text-transform="none" fo:color="#333333" style:text-line-through-style="none" style:text-position="0% 100%" style:font-name="roboto condensed" fo:font-size="10.5pt" fo:letter-spacing="normal" fo:language="la" fo:country="VA" fo:font-style="normal" style:text-underline-style="none" fo:font-weight="bold" style:font-name-asian="Georgia" style:font-size-asian="17pt" style:language-asian="fr" style:country-asian="FR" style:font-style-asian="normal" style:font-weight-asian="normal" style:font-name-complex="Georgia" style:font-size-complex="17pt" style:font-style-complex="normal" style:font-weight-complex="normal" style:text-scale="100%"/>
    </style:style>
    <style:style style:name="P6" style:family="paragraph" style:parent-style-name="List_20_Contents">
      <style:paragraph-properties fo:margin-left="0cm" fo:margin-right="0cm" fo:orphans="2" fo:widows="2" fo:text-indent="0cm" style:auto-text-indent="false"/>
      <style:text-properties fo:font-variant="normal" fo:text-transform="none" fo:color="#333333" style:font-name="roboto condensed" fo:font-size="10.5pt" fo:letter-spacing="normal" fo:language="la" fo:country="VA" fo:font-style="normal" fo:font-weight="normal"/>
    </style:style>
    <style:style style:name="P7" style:family="paragraph" style:parent-style-name="List_20_Contents">
      <style:paragraph-properties fo:margin-left="0cm" fo:margin-right="0cm" fo:orphans="2" fo:widows="2" fo:text-indent="0cm" style:auto-text-indent="false"/>
      <style:text-properties fo:font-variant="normal" fo:text-transform="none" fo:color="#333333" style:text-line-through-style="none" style:text-position="0% 100%" style:font-name="roboto condensed" fo:font-size="10.5pt" fo:letter-spacing="normal" fo:language="fr" fo:country="FR" fo:font-style="normal" style:text-underline-style="none" fo:font-weight="bold" style:font-name-asian="Georgia" style:font-size-asian="17pt" style:language-asian="fr" style:country-asian="FR" style:font-style-asian="normal" style:font-weight-asian="normal" style:font-name-complex="Georgia" style:font-size-complex="17pt" style:font-style-complex="normal" style:font-weight-complex="normal" style:text-scale="100%"/>
    </style:style>
    <style:style style:name="P8" style:family="paragraph" style:parent-style-name="List_20_Contents">
      <style:paragraph-properties fo:margin-left="0cm" fo:margin-right="0cm" fo:orphans="2" fo:widows="2" fo:text-indent="0cm" style:auto-text-indent="false"/>
      <style:text-properties fo:language="la" fo:country="VA"/>
    </style:style>
    <style:style style:name="P9" style:family="paragraph" style:parent-style-name="Heading_20_1">
      <style:text-properties fo:language="la" fo:country="VA"/>
    </style:style>
    <style:style style:name="P10" style:family="paragraph" style:parent-style-name="_3c_l_3e_">
      <style:text-properties fo:language="la" fo:country="VA"/>
    </style:style>
    <style:style style:name="T1" style:family="text">
      <style:text-properties fo:font-variant="normal" fo:text-transform="none" fo:color="#333333" style:font-name="roboto condensed" fo:font-size="10.5pt" fo:letter-spacing="normal" fo:font-style="normal" fo:font-weight="normal"/>
    </style:style>
    <style:style style:name="T2" style:family="text">
      <style:text-properties fo:font-variant="normal" fo:text-transform="none" fo:color="#333333" style:font-name="roboto condensed" fo:font-size="10.5pt" fo:letter-spacing="normal" fo:font-style="normal" style:text-underline-style="solid" style:text-underline-width="auto" style:text-underline-color="font-color" fo:font-weight="normal" fo:background-color="transparent"/>
    </style:style>
    <style:style style:name="T3" style:family="text">
      <style:text-properties fo:font-variant="normal" fo:text-transform="none" fo:color="#000000" style:text-line-through-style="none" style:text-position="0% 100%" style:font-name="Georgia" fo:font-size="15pt" fo:letter-spacing="normal" fo:language="fr" fo:country="FR" fo:font-style="normal" style:text-underline-style="none" fo:font-weight="normal" style:font-name-asian="Georgia" style:font-size-asian="15pt" style:language-asian="fr" style:country-asian="FR" style:font-style-asian="normal" style:font-weight-asian="normal" style:font-name-complex="Georgia" style:font-size-complex="15pt" style:font-style-complex="normal" style:font-weight-complex="normal" style:text-scale="100%"/>
    </style:style>
    <style:style style:name="T4" style:family="text">
      <style:text-properties fo:font-variant="normal" fo:text-transform="none" fo:color="#000000" style:text-line-through-style="none" style:text-position="0% 100%" style:font-name="Georgia" fo:font-size="15pt" fo:letter-spacing="normal" fo:language="la" fo:country="VA" fo:font-style="normal" style:text-underline-style="none" fo:font-weight="normal" style:font-name-asian="Georgia" style:font-size-asian="15pt" style:language-asian="la" style:country-asian="VA" style:font-style-asian="normal" style:font-weight-asian="normal" style:font-name-complex="Georgia" style:font-size-complex="15pt" style:font-style-complex="normal" style:font-weight-complex="normal" style:text-scale="100%"/>
    </style:style>
    <style:style style:name="T5" style:family="text">
      <style:text-properties fo:font-variant="normal" fo:text-transform="none" fo:color="#000000" style:text-line-through-style="none" style:text-position="0% 100%" style:font-name="Georgia" fo:font-size="15pt" fo:letter-spacing="normal" fo:font-style="normal" style:text-underline-style="none" fo:font-weight="normal" style:font-name-asian="Georgia" style:font-size-asian="15pt" style:language-asian="la" style:country-asian="VA" style:font-style-asian="normal" style:font-weight-asian="normal" style:font-name-complex="Georgia" style:font-size-complex="15pt" style:font-style-complex="normal" style:font-weight-complex="normal" style:text-scale="100%"/>
    </style:style>
    <style:style style:name="T6" style:family="text">
      <style:text-properties fo:font-variant="normal" fo:text-transform="none" fo:color="#000000" style:text-line-through-style="none" style:text-position="0% 100%" style:font-name="Georgia" fo:letter-spacing="normal" fo:language="fr" fo:country="FR" fo:font-style="normal" style:text-underline-style="none" fo:font-weight="normal" style:font-name-asian="Georgia" style:language-asian="fr" style:country-asian="FR" style:font-style-asian="normal" style:font-weight-asian="normal" style:font-name-complex="Georgia" style:font-style-complex="normal" style:font-weight-complex="normal" style:text-scale="100%"/>
    </style:style>
    <style:style style:name="T7" style:family="text">
      <style:text-properties fo:font-variant="normal" fo:text-transform="none" fo:color="#000000" style:text-line-through-style="none" style:text-position="0% 100%" style:font-name="Georgia" fo:font-size="12pt" fo:letter-spacing="normal" fo:language="fr" fo:country="FR" fo:font-style="normal" style:text-underline-style="none" fo:font-weight="normal" style:font-name-asian="Georgia" style:font-size-asian="12pt" style:language-asian="fr" style:country-asian="FR" style:font-style-asian="normal" style:font-weight-asian="normal" style:font-name-complex="Georgia" style:font-size-complex="12pt" style:font-style-complex="normal" style:font-weight-complex="normal" style:text-scale="100%"/>
    </style:style>
    <style:style style:name="T8" style:family="text">
      <style:text-properties fo:font-variant="normal" fo:text-transform="none" fo:color="#000000" style:text-line-through-style="none" style:text-position="0% 100%" style:font-name="Georgia" fo:font-size="12pt" fo:letter-spacing="normal" fo:font-style="normal" style:text-underline-style="none" fo:font-weight="normal" style:font-name-asian="Georgia" style:font-size-asian="12pt" style:language-asian="fr" style:country-asian="FR" style:font-style-asian="normal" style:font-weight-asian="normal" style:font-name-complex="Georgia" style:font-size-complex="12pt" style:font-style-complex="normal" style:font-weight-complex="normal" style:text-scale="100%"/>
    </style:style>
    <style:style style:name="T9" style:family="text">
      <style:text-properties fo:font-variant="normal" fo:text-transform="none" style:text-line-through-style="none" style:font-name="Georgia" fo:font-size="12pt" fo:letter-spacing="normal" fo:language="fr" fo:country="FR" fo:font-style="normal" style:text-underline-style="none" fo:font-weight="normal" style:font-name-asian="Georgia" style:font-size-asian="12pt" style:language-asian="fr" style:country-asian="FR" style:font-style-asian="normal" style:font-weight-asian="normal" style:font-name-complex="Georgia" style:font-size-complex="12pt" style:font-style-complex="normal" style:font-weight-complex="normal" style:text-scale="100%"/>
    </style:style>
    <style:style style:name="T10" style:family="text">
      <style:text-properties style:font-name="Times New Roman1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ize="17pt" fo:font-style="normal" style:font-size-asian="17pt" style:font-style-asian="normal" style:font-size-complex="17pt" style:font-style-complex="normal"/>
    </style:style>
    <style:style style:name="T13" style:family="text">
      <style:text-properties fo:font-size="18pt" fo:font-style="italic" style:font-size-asian="18pt" style:font-style-asian="italic" style:font-size-complex="18pt" style:font-style-complex="italic"/>
    </style:style>
    <style:style style:name="T14" style:family="text">
      <style:text-properties fo:font-size="19pt" fo:font-style="normal" style:font-size-asian="19pt" style:font-style-asian="normal" style:font-size-complex="19pt" style:font-style-complex="normal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ize="12pt" fo:font-style="normal" style:font-size-asian="12pt" style:font-style-asian="normal" style:font-size-complex="12pt" style:font-style-complex="normal"/>
    </style:style>
    <style:style style:name="T17" style:family="text">
      <style:text-properties fo:font-size="12pt" fo:language="la" fo:country="VA" fo:font-style="normal" style:font-size-asian="12pt" style:font-style-asian="normal" style:font-size-complex="12pt" style:font-style-complex="normal"/>
    </style:style>
    <style:style style:name="T18" style:family="text">
      <style:text-properties fo:language="fr" fo:country="FR" style:language-asian="fr" style:country-asian="FR"/>
    </style:style>
    <style:style style:name="T19" style:family="text">
      <style:text-properties fo:language="la" fo:country="VA"/>
    </style:style>
    <style:style style:name="T20" style:family="text">
      <style:text-properties fo:language="la" fo:country="VA" style:language-asian="la" style:country-asian="VA"/>
    </style:style>
    <style:style style:name="T21" style:family="text">
      <style:text-properties fo:language="la" fo:country="VA" style:language-asian="fr" style:country-asian="FR"/>
    </style:style>
    <style:style style:name="T22" style:family="text">
      <style:text-properties style:language-asian="fr" style:country-asian="FR"/>
    </style:style>
    <style:style style:name="T23" style:family="text">
      <style:text-properties style:language-asian="la" style:country-asian="V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a xlink:type="simple" xlink:href="https://gallica.bnf.fr/ark:/12148/bpt6k2820755/f232.item" text:style-name="Internet_20_link" text:visited-style-name="Visited_20_Internet_20_Link">https ://gallica.bnf.fr/ark :/12148/bpt6k2820755/f232.item</text:a><text:span text:style-name="T19"> </text:span></text:p>
      <text:p text:style-name="P5">Titre :  </text:p>
      <text:p text:style-name="P6">Lucrèce, Virgile, Valérius Flaccus : oeuvres complètes : avec la traduction en français / publiées sous la direction de M. Nisard,...</text:p>
      <text:p text:style-name="P4">Auteur :  </text:p>
      <text:p text:style-name="P6">Virgile (0070-0019 av. J.-C.). Auteur du texte</text:p>
      <text:p text:style-name="P4">Auteur :  </text:p>
      <text:p text:style-name="P6">Lucrèce (0097 ?-0055 av. J.-C.). Auteur du texte</text:p>
      <text:p text:style-name="P4">Auteur :  </text:p>
      <text:p text:style-name="P6">Valerius Flaccus, Caius (0045 ?-0090 ?). Auteur du texte</text:p>
      <text:p text:style-name="P4">Éditeur :  </text:p>
      <text:p text:style-name="P6">(Paris)</text:p>
      <text:p text:style-name="P4">Date d’édition :  </text:p>
      <text:p text:style-name="P6">1868</text:p>
      <text:p text:style-name="P4">Contributeur :  </text:p>
      <text:p text:style-name="P6">Nisard, Désiré (1806-1888). Éditeur scientifique</text:p>
      <text:p text:style-name="P4">Type :  </text:p>
      <text:p text:style-name="P6">monographie imprimée</text:p>
      <text:p text:style-name="P4">Langue :  </text:p>
      <text:p text:style-name="P6">français</text:p>
      <text:p text:style-name="P4">Format :  </text:p>
      <text:p text:style-name="P8"><text:bookmark text:name="descriptionCollapseChild"/><text:span text:style-name="T1">1 vol. (IV-612 p.) ; 26 cm</text:span> </text:p>
      <text:h text:style-name="P9" text:outline-level="1">Géorgiques, Chant IV</text:h>
      <text:p text:style-name="_3c_l_3e_"><text:span text:style-name="_3c_pb_3e_"><text:span text:style-name="T17">[225]</text:span></text:span><text:span text:style-name="T21">Non te nullius exercent numinis iræ.</text:span></text:p>
      <text:p text:style-name="P10">Magna luis commissa: tibi has miserabilis Orpheus,</text:p>
      <text:p text:style-name="P10"><text:span text:style-name="T22">Haud quaquam ob meritum, pœnas, ni fata resistant.</text:span></text:p>
      <text:p text:style-name="_3c_l_3e_"><text:span text:style-name="T17"><text:s/></text:span><text:span text:style-name="_3c_pb_3e_"><text:span text:style-name="T17">[226]</text:span></text:span><text:span text:style-name="T17"> </text:span><text:span text:style-name="T20">Suscitat; et rapta graviter pro conjuge </text:span><text:span text:style-name="T21">sævit.</text:span></text:p>
      <text:p text:style-name="P10"><text:span text:style-name="T23">Illa quidem, dum te fugeret per flumina </text:span><text:span text:style-name="T22">præceps,</text:span></text:p>
      <text:p text:style-name="P10">Immanem ante pedes hydrum moritura puella</text:p>
      <text:p text:style-name="P10">Servantem ripas alta non vidit in herba.</text:p>
      <text:p text:style-name="P10">At chorus aequalis Dryadum clamore supremos</text:p>
      <text:p text:style-name="P10"><text:span text:style-name="T23">Implerunt montis ; flerunt </text:span><text:span text:style-name="T22">Rhodopeiæ </text:span><text:span text:style-name="T23">arces,</text:span></text:p>
      <text:p text:style-name="P10"><text:span text:style-name="T23">Altaque </text:span><text:span text:style-name="T22">Pangæa, </text:span><text:span text:style-name="T23">et Rhesi Mavortia tellus,</text:span></text:p>
      <text:p text:style-name="P10"><text:span text:style-name="T23">Atque Get</text:span><text:span text:style-name="T22">æ</text:span><text:span text:style-name="T23">, atque Hebrus, et Actias Orithyia.</text:span></text:p>
      <text:p text:style-name="P10"><text:span text:style-name="T23">Ipse, cava solans </text:span><text:span text:style-name="T22">æ</text:span><text:span text:style-name="T23">grum testudine amorem,</text:span></text:p>
      <text:p text:style-name="P10">Te, dulcis conjunx, te solo in litore secum,</text:p>
      <text:p text:style-name="P10">Te veniente die, te decedente canebat,</text:p>
      <text:p text:style-name="P10"><text:span text:style-name="T23">T</text:span><text:span text:style-name="T22">æ</text:span><text:span text:style-name="T23">narias etiam fauces, alta ostia Ditis,</text:span></text:p>
      <text:p text:style-name="P10">Et caligantem nigra formidine lucum</text:p>
      <text:p text:style-name="P10">Ingressus, Manisque adiit, regemque tremendum,</text:p>
      <text:p text:style-name="P10">Nesciaque humanis precibus mansuescere corda.</text:p>
      <text:p text:style-name="P10"><text:span text:style-name="T23">At cantu </text:span><text:span text:style-name="T22">commotæ </text:span><text:span text:style-name="T23">Erebi de sedibus imis</text:span></text:p>
      <text:p text:style-name="P10">Umbrae ibant tenues simulacraque luce carentum :</text:p>
      <text:p text:style-name="P10">Quam multa in foliis avium se millia condunt,</text:p>
      <text:p text:style-name="P10"><text:soft-page-break/>Vesper ubi aut hibernus agit de montibus imber :</text:p>
      <text:p text:style-name="P10">Matres, atque viri, defunctaque corpora vita</text:p>
      <text:p text:style-name="P10"><text:span text:style-name="T23">Magnanimum heroum,</text:span><text:span text:style-name="T22"> </text:span><text:span text:style-name="T23">pueri, </text:span><text:span text:style-name="T22">innuptæque puellæ,</text:span></text:p>
      <text:p text:style-name="P10"><text:span text:style-name="T22">Imposit</text:span><text:span text:style-name="T23">ique rogis juvenes ante ora parentum;</text:span></text:p>
      <text:p text:style-name="P10">Quos circum limus niger et deformis arundo</text:p>
      <text:p text:style-name="P10"><text:span text:style-name="T23">Cocyti tardaque palus inamabilis unda</text:span></text:p>
      <text:p text:style-name="P10"><text:span text:style-name="T23">Adligat, </text:span><text:span text:style-name="T22">et </text:span><text:span text:style-name="T23">novies </text:span><text:span text:style-name="T22">Styx </text:span><text:span text:style-name="T23">interfusa coercet.</text:span></text:p>
      <text:p text:style-name="P10"><text:span text:style-name="T23">Quin </text:span><text:span text:style-name="T22">ipsæ </text:span><text:span text:style-name="T23">stupuere domus atque intima Leti</text:span></text:p>
      <text:p text:style-name="P10"><text:span text:style-name="T23">Tartara, caeruleosque </text:span><text:span text:style-name="T22">implexæ </text:span><text:span text:style-name="T23">crinibus anguis</text:span></text:p>
      <text:p text:style-name="P10">Eumenides, tenuitque inhians tria Cerberus ora,</text:p>
      <text:p text:style-name="P10">Atque Ixionii vento rota constitit orbis.</text:p>
      <text:p text:style-name="P10">Jamque pedem referens casus evaserat omnis,</text:p>
      <text:p text:style-name="P10">Redditaque Eurydice superas veniebat ad auras,</text:p>
      <text:p text:style-name="P10">Pone sequens; namque hanc dederat Proserpina legem;</text:p>
      <text:p text:style-name="P10"><text:span text:style-name="T23">Quum subita </text:span><text:span text:style-name="T22">incautum </text:span><text:span text:style-name="T23">dementia cepit amantem,</text:span></text:p>
      <text:p text:style-name="P10">Ignoscenda quidem, scirent si ignoscere Manes;</text:p>
      <text:p text:style-name="P10">Restitit, Eurydicenque suam jam luce sub ipsa</text:p>
      <text:p text:style-name="P10">Immemor, heu! victusque animi respexit. Ibi omnis</text:p>
      <text:p text:style-name="P10">Effusus labor, atque immitis rupta tyranni</text:p>
      <text:p text:style-name="P10"><text:span text:style-name="T22">Fœdera, </text:span><text:span text:style-name="T23">terque fragor stagnis auditus Avernis.</text:span></text:p>
      <text:p text:style-name="P10"><text:span text:style-name="T23">Illa, Quis et me, inquit, miseram, </text:span><text:span text:style-name="T22">et te perd</text:span><text:span text:style-name="T23">i</text:span><text:span text:style-name="T22">dit, </text:span><text:span text:style-name="T23">Orpheu,</text:span></text:p>
      <text:p text:style-name="P10">Quis tantus furor? En iterum crudelia retro</text:p>
      <text:p text:style-name="P10">Fata vocant, conditque natantia lumina somnus.</text:p>
      <text:p text:style-name="P10">Jamque vale. Feror ingenti circumdata nocte,</text:p>
      <text:p text:style-name="P10">lnvalidasque tibi tendens, heu non tua, palmas!</text:p>
      <text:p text:style-name="P10">Dixit, et ex oculis subito, ceu fumus in auras</text:p>
      <text:p text:style-name="P10">Commixtus tenuis fugit diversa ; neque illum,</text:p>
      <text:p text:style-name="P10">Prensantem nequidquam umbras, et multa volentem</text:p>
      <text:p text:style-name="P10"><text:span text:style-name="T23">Dicere, pr</text:span><text:span text:style-name="T22">æ</text:span><text:span text:style-name="T23">terea vidit; nec portitor Orci</text:span></text:p>
      <text:p text:style-name="P10"><text:span text:style-name="T23">Amplius objectam passus transire paludem.</text:span></text:p>
      <text:p text:style-name="_3c_l_3e_"><text:span text:style-name="_3c_pb_3e_"><text:span text:style-name="T19">[227]</text:span></text:span><text:span text:style-name="T20">Quid faceret? quo se</text:span><text:span text:style-name="T21"> </text:span><text:span text:style-name="T20">rapta bis conjuge ferret?</text:span></text:p>
      <text:p text:style-name="P10">Quo fletu Manis, qua numina voce moveret?</text:p>
      <text:p text:style-name="P10">Illa quidem Stygia nabat jam frigida cymba.</text:p>
      <text:p text:style-name="P10">Septem illum totos perhibent ex ordine mensis</text:p>
      <text:p text:style-name="P10">Rupe sub aeria deserti ad Strymonis undam</text:p>
      <text:p text:style-name="P10">Flevisse, et gelidis haec evolvisse sub antris,</text:p>
      <text:p text:style-name="P10">Mulcentem tigris, et agentem carmine quercus.</text:p>
      <text:p text:style-name="P10"><text:soft-page-break/><text:span text:style-name="T23">Qualis populea </text:span><text:span text:style-name="T22">mœrens </text:span><text:span text:style-name="T23">Philomela sub umbra</text:span></text:p>
      <text:p text:style-name="P10">Amissos queritur fetus; quos durus arator</text:p>
      <text:p text:style-name="P10">Observans nido implumis detraxit: at illa</text:p>
      <text:p text:style-name="P10">Flet noctem, ramoque sedens miserabile carmen</text:p>
      <text:p text:style-name="P10"><text:span text:style-name="T23">Integrat, et m</text:span><text:span text:style-name="T22">œ</text:span><text:span text:style-name="T23">stis late loca questibus implet.</text:span></text:p>
      <text:p text:style-name="P10"><text:span text:style-name="T23">Nulla Venus, non ulli animum flexere Hymen</text:span><text:span text:style-name="T22">æ</text:span><text:span text:style-name="T23">i.</text:span></text:p>
      <text:p text:style-name="P10">Solus Hyperboreas glacies Tanaimque nivalem</text:p>
      <text:p text:style-name="P10"><text:span text:style-name="T23">Arvaque </text:span><text:span text:style-name="T22">Rhipæis </text:span><text:span text:style-name="T23">nunquam viduata pruinis</text:span></text:p>
      <text:p text:style-name="P10">Lustrabat, raptam Eurydicen atque inrita Ditis</text:p>
      <text:p text:style-name="P10"><text:span text:style-name="T23">Dona querens: spret</text:span><text:span text:style-name="T22">æ</text:span><text:span text:style-name="T23"> Ciconum quo munere matres,</text:span></text:p>
      <text:p text:style-name="P10">Inter sacra deum, nocturnique orgia Bacchi,</text:p>
      <text:p text:style-name="P10">Discerptum latos juvenem sparsere per agros.</text:p>
      <text:p text:style-name="P10">Tum quoque, marmorea caput a cervice revolsum</text:p>
      <text:p text:style-name="P10"><text:span text:style-name="T23">Gurgite quum medio portans </text:span><text:span text:style-name="T22">Œagrius </text:span><text:span text:style-name="T23">Hebrus</text:span></text:p>
      <text:p text:style-name="P10"><text:span text:style-name="T23">Volveret, Eurydicen vox ipsa</text:span><text:span text:style-name="T22"> </text:span><text:span text:style-name="T23">et frigida lingua,</text:span></text:p>
      <text:p text:style-name="P10">Ah miseram Eurydicen! anima fugiente vocabat;</text:p>
      <text:p text:style-name="_3c_l_3e_"><text:span text:style-name="T20">Eurydicen toto referebant flumine rip</text:span><text:span text:style-name="T21">æ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Condensed" svg:font-family="'DejaVu Sans Condensed'"/>
    <style:font-face style:name="roboto condensed" svg:font-family="'roboto condensed'"/>
    <style:font-face style:name="Georgia" svg:font-family="Georgia" style:font-family-generic="roman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indent="0.3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_3c_argument_3e_" style:display-name="&lt;argument&gt;" style:family="paragraph" style:parent-style-name="Text_20_body">
      <style:paragraph-properties fo:margin-left="1cm" fo:margin-right="1cm" fo:text-indent="0cm" style:auto-text-indent="false"/>
      <style:text-properties fo:font-style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_3c_l_3e_" style:display-name="&lt;l&gt;" style:family="paragraph" style:parent-style-name="Text_20_body">
      <style:paragraph-properties fo:text-align="center" style:justify-single-word="false"/>
    </style:style>
    <style:style style:name="Corps_20_du_20_texte_20__28_2_29_" style:display-name="Corps du texte (2)" style:family="paragraph" style:master-page-name="">
      <style:paragraph-properties fo:margin-left="0cm" fo:margin-right="0cm" fo:text-indent="-3.669cm" style:auto-text-indent="false" style:page-number="auto" fo:background-color="#ffffff">
        <style:background-image/>
      </style:paragraph-properties>
    </style:style>
    <style:style style:name="Frame_20_contents" style:display-name="Frame contents" style:family="paragraph" style:parent-style-name="Text_20_body" style:class="extra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3c_pb_3e_" style:display-name="&lt;pb&gt;" style:family="text">
      <style:text-properties fo:color="#ff3333" style:text-position="sub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aultFontStyle" style:family="text">
      <style:text-properties fo:color="#000000" style:text-position="0% 100%" style:font-name="DejaVu Sans Condensed" fo:font-size="12pt" fo:letter-spacing="normal" fo:language="fr" fo:country="FR" style:font-name-asian="DejaVu Sans Condensed" style:font-size-asian="12pt" style:language-asian="fr" style:country-asian="FR" style:font-name-complex="DejaVu Sans Condensed" style:font-size-complex="12pt" style:language-complex="fr" style:country-complex="FR" style:text-scale="100%"/>
    </style:style>
    <style:style style:name="CharStyle4" style:family="text" style:parent-style-name="DefaultFontStyle"/>
    <style:style style:name="Default_20_Paragraph_20_Font" style:display-name="Default Paragraph Font" style:family="text"/>
    <style:style style:name="Index_20_Link" style:display-name="Index Link" style:family="text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arolina Suchecka</meta:initial-creator>
    <meta:creation-date>2019-03-24T12:23:45.39</meta:creation-date>
    <dc:date>2019-10-21T16:24:36.66</dc:date>
    <dc:creator>Karolina Suchecka</dc:creator>
    <meta:editing-duration>PT11H36M54S</meta:editing-duration>
    <meta:editing-cycles>11</meta:editing-cycles>
    <meta:generator>OpenOffice/4.1.6$Win32 OpenOffice.org_project/416m1$Build-9790</meta:generator>
    <meta:document-statistic meta:table-count="0" meta:image-count="0" meta:object-count="0" meta:page-count="3" meta:paragraph-count="97" meta:word-count="574" meta:character-count="3901"/>
  </office:meta>
</office:document-meta>
</file>